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5830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1.36" calcext:value-type="float">
            <text:p>11.36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80 kWh</text:p>
          </table:table-cell>
          <table:table-cell office:value-type="float" office:value="1103.64" calcext:value-type="float">
            <text:p>1103.64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T-0</text:p>
          </table:table-cell>
          <table:table-cell office:value-type="float" office:value="1295.34" calcext:value-type="float">
            <text:p>1295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204 kWh</text:p>
          </table:table-cell>
          <table:table-cell office:value-type="float" office:value="1274.11" calcext:value-type="float">
            <text:p>1274.11</text:p>
          </table:table-cell>
          <table:table-cell office:value-type="string" calcext:value-type="string">
            <text:p>13-12-2017</text:p>
          </table:table-cell>
          <table:table-cell office:value-type="string" calcext:value-type="string">
            <text:p>13-01-2018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T-0</text:p>
          </table:table-cell>
          <table:table-cell office:value-type="float" office:value="1455.52" calcext:value-type="float">
            <text:p>1455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9.13" calcext:value-type="float">
            <text:p>19.13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44 kWh</text:p>
          </table:table-cell>
          <table:table-cell office:value-type="float" office:value="1558.35" calcext:value-type="float">
            <text:p>1558.35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3-12-2017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T-0</text:p>
          </table:table-cell>
          <table:table-cell office:value-type="float" office:value="1761.05" calcext:value-type="float">
            <text:p>1761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21 kWh</text:p>
          </table:table-cell>
          <table:table-cell office:value-type="float" office:value="1385.9" calcext:value-type="float">
            <text:p>1385.9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T-0</text:p>
          </table:table-cell>
          <table:table-cell office:value-type="float" office:value="1567.05" calcext:value-type="float">
            <text:p>1567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5.88" calcext:value-type="float">
            <text:p>15.88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42 kWh</text:p>
          </table:table-cell>
          <table:table-cell office:value-type="float" office:value="1531.18" calcext:value-type="float">
            <text:p>1531.1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6.96" calcext:value-type="float">
            <text:p>16.96</text:p>
          </table:table-cell>
          <table:table-cell office:value-type="string" calcext:value-type="string">
            <text:p>T-0</text:p>
          </table:table-cell>
          <table:table-cell office:value-type="float" office:value="1728.98" calcext:value-type="float">
            <text:p>1728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03.38" calcext:value-type="float">
            <text:p>203.38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50 kWh</text:p>
          </table:table-cell>
          <table:table-cell office:value-type="float" office:value="1582.02" calcext:value-type="float">
            <text:p>1582.0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T-0</text:p>
          </table:table-cell>
          <table:table-cell office:value-type="float" office:value="1967.15" calcext:value-type="float">
            <text:p>1967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7.3" calcext:value-type="float">
            <text:p>7.3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39 kWh</text:p>
          </table:table-cell>
          <table:table-cell office:value-type="float" office:value="1497.39" calcext:value-type="float">
            <text:p>1497.39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T-0</text:p>
          </table:table-cell>
          <table:table-cell office:value-type="float" office:value="1684.92" calcext:value-type="float">
            <text:p>1684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9.18" calcext:value-type="float">
            <text:p>9.18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27 kWh</text:p>
          </table:table-cell>
          <table:table-cell office:value-type="float" office:value="1406.12" calcext:value-type="float">
            <text:p>1406.1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T-0</text:p>
          </table:table-cell>
          <table:table-cell office:value-type="float" office:value="1593.94" calcext:value-type="float">
            <text:p>1593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9.88" calcext:value-type="float">
            <text:p>9.88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28 kWh</text:p>
          </table:table-cell>
          <table:table-cell office:value-type="float" office:value="1389.36" calcext:value-type="float">
            <text:p>1389.36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T-0</text:p>
          </table:table-cell>
          <table:table-cell office:value-type="float" office:value="1577.03" calcext:value-type="float">
            <text:p>1577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.71" calcext:value-type="float">
            <text:p>8.71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26 kWh</text:p>
          </table:table-cell>
          <table:table-cell office:value-type="float" office:value="1357.51" calcext:value-type="float">
            <text:p>1357.51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T-0</text:p>
          </table:table-cell>
          <table:table-cell office:value-type="float" office:value="1543.89" calcext:value-type="float">
            <text:p>1543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03.7" calcext:value-type="float">
            <text:p>203.7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96 kWh</text:p>
          </table:table-cell>
          <table:table-cell office:value-type="float" office:value="1146.35" calcext:value-type="float">
            <text:p>1146.3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3.08" calcext:value-type="float">
            <text:p>13.08</text:p>
          </table:table-cell>
          <table:table-cell office:value-type="string" calcext:value-type="string">
            <text:p>T-0</text:p>
          </table:table-cell>
          <table:table-cell office:value-type="float" office:value="1524.92" calcext:value-type="float">
            <text:p>1524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1.07" calcext:value-type="float">
            <text:p>11.07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86 kWh</text:p>
          </table:table-cell>
          <table:table-cell office:value-type="float" office:value="1073.63" calcext:value-type="float">
            <text:p>1073.6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T-0</text:p>
          </table:table-cell>
          <table:table-cell office:value-type="float" office:value="1258.2" calcext:value-type="float">
            <text:p>125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1:34.700000000</meta:creation-date>
    <dc:date>2018-03-28T09:04:34.239000000</dc:date>
    <meta:editing-duration>PT2M59S</meta:editing-duration>
    <meta:editing-cycles>1</meta:editing-cycles>
    <meta:document-statistic meta:table-count="1" meta:cell-count="140" meta:object-count="0"/>
    <meta:generator>LibreOffice/5.3.4.2$Windows_x86 LibreOffice_project/f82d347ccc0be322489bf7da61d7e4ad13fe2ff3</meta:generator>
  </office:meta>
</office:document-meta>
</file>